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2.05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3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4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Programmierung des GU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5-14T20:01:26</dc:date>
    <dc:language>de-AT</dc:language>
    <meta:editing-cycles>16</meta:editing-cycles>
    <meta:editing-duration>PT25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3" meta:word-count="60" meta:character-count="434"/>
  </office:meta>
</office:document-meta>
</file>